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" fo:font-size="12pt" fo:font-weight="normal" officeooo:rsid="00094ee3" officeooo:paragraph-rsid="00094ee3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imes" fo:font-size="12pt" fo:font-weight="normal" officeooo:rsid="00094ee3" officeooo:paragraph-rsid="00094ee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" fo:font-size="12pt" fo:font-weight="normal" officeooo:rsid="000a9eca" officeooo:paragraph-rsid="000accc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imes" fo:font-size="12pt" fo:font-weight="normal" officeooo:rsid="000a9eca" officeooo:paragraph-rsid="000af37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" fo:font-size="12pt" fo:font-weight="normal" officeooo:rsid="0012dd93" officeooo:paragraph-rsid="0012dd9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" fo:font-size="12pt" fo:font-weight="bold" officeooo:rsid="000acccc" officeooo:paragraph-rsid="000accc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" fo:font-size="12pt" fo:font-weight="bold" officeooo:rsid="000acccc" officeooo:paragraph-rsid="000accc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style:font-name="Times" fo:font-size="12pt" fo:font-weight="bold" officeooo:rsid="000af37c" officeooo:paragraph-rsid="000af37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font-name="Times" fo:font-size="12pt" fo:font-weight="bold" officeooo:rsid="000c9b0d" officeooo:paragraph-rsid="000c9b0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Times" fo:font-size="12pt" fo:font-weight="bold" officeooo:rsid="000c9b0d" officeooo:paragraph-rsid="000e938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Times" fo:font-size="12pt" fo:font-weight="bold" officeooo:rsid="000e9384" officeooo:paragraph-rsid="000e9384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Times" fo:font-size="12pt" fo:font-weight="bold" officeooo:rsid="000e9384" officeooo:paragraph-rsid="000f9ba1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" fo:font-size="12pt" fo:font-weight="bold" officeooo:rsid="0012dd93" officeooo:paragraph-rsid="0012dd9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Times" fo:font-size="14pt" fo:font-weight="normal" officeooo:rsid="00094ee3" officeooo:paragraph-rsid="00094ee3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" fo:font-size="14pt" fo:font-weight="bold" officeooo:rsid="000a9eca" officeooo:paragraph-rsid="000a9eca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" fo:font-size="14pt" fo:font-weight="bold" officeooo:rsid="000e9384" officeooo:paragraph-rsid="000f9ba1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" fo:font-size="14pt" fo:font-weight="bold" officeooo:rsid="000c9b0d" officeooo:paragraph-rsid="000c9b0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" fo:font-size="14pt" fo:font-weight="bold" officeooo:rsid="000e9384" officeooo:paragraph-rsid="000e938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" fo:font-size="14pt" fo:font-weight="bold" officeooo:rsid="0012dd93" officeooo:paragraph-rsid="0012dd9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00%" fo:text-align="justify" style:justify-single-word="false"/>
      <style:text-properties officeooo:paragraph-rsid="001af635"/>
    </style:style>
    <style:style style:name="P21" style:family="paragraph" style:parent-style-name="Standard">
      <style:paragraph-properties fo:line-height="100%" fo:text-align="justify" style:justify-single-word="false"/>
      <style:text-properties officeooo:paragraph-rsid="001bef98"/>
    </style:style>
    <style:style style:name="P22" style:family="paragraph" style:parent-style-name="Standard">
      <style:paragraph-properties fo:line-height="100%" fo:text-align="justify" style:justify-single-word="false"/>
      <style:text-properties officeooo:rsid="001bef98" officeooo:paragraph-rsid="001bef98"/>
    </style:style>
    <style:style style:name="P23" style:family="paragraph" style:parent-style-name="Standard" style:master-page-name="">
      <loext:graphic-properties draw:fill="none"/>
      <style:paragraph-properties fo:margin-left="0in" fo:margin-right="0in" fo:line-height="100%" fo:text-align="center" style:justify-single-word="false" fo:text-indent="0in" style:auto-text-indent="false" style:page-number="auto" fo:background-color="transparent"/>
      <style:text-properties style:font-name="Times" fo:font-size="14pt" fo:font-weight="normal" officeooo:rsid="00094ee3" officeooo:paragraph-rsid="00094ee3" style:font-size-asian="12.25pt" style:font-weight-asian="normal" style:font-size-complex="14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in" fo:margin-right="0in" fo:line-height="100%" fo:text-align="center" style:justify-single-word="false" fo:text-indent="0in" style:auto-text-indent="false" style:page-number="auto" fo:background-color="transparent"/>
      <style:text-properties style:font-name="Times" fo:font-size="18pt" fo:font-weight="bold" officeooo:rsid="00094ee3" officeooo:paragraph-rsid="00094ee3" style:font-size-asian="18pt" style:font-weight-asian="bold" style:font-size-complex="18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0a9ec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cccc" style:font-style-asian="italic" style:font-style-complex="italic"/>
    </style:style>
    <style:style style:name="T5" style:family="text">
      <style:text-properties fo:font-style="italic" officeooo:rsid="000af37c" style:font-style-asian="italic" style:font-style-complex="italic"/>
    </style:style>
    <style:style style:name="T6" style:family="text">
      <style:text-properties fo:font-style="italic" officeooo:rsid="000c9b0d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af37c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f9ba1" style:font-style-asian="italic" style:font-weight-asian="normal" style:font-style-complex="italic" style:font-weight-complex="normal"/>
    </style:style>
    <style:style style:name="T10" style:family="text">
      <style:text-properties officeooo:rsid="000acccc"/>
    </style:style>
    <style:style style:name="T11" style:family="text">
      <style:text-properties style:font-name="Times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Times" fo:font-size="12pt" fo:font-style="normal" fo:font-weight="normal" officeooo:rsid="001af635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imes" fo:font-size="12pt" fo:font-style="normal" fo:font-weight="normal" officeooo:rsid="001bef98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Times" fo:font-size="12pt" fo:font-style="normal" fo:font-weight="bold" officeooo:rsid="001bef98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Times"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e9384" style:font-weight-asian="normal" style:font-weight-complex="normal"/>
    </style:style>
    <style:style style:name="T18" style:family="text">
      <style:text-properties fo:font-weight="normal" officeooo:rsid="000e96e7" style:font-weight-asian="normal" style:font-weight-complex="normal"/>
    </style:style>
    <style:style style:name="T19" style:family="text">
      <style:text-properties fo:font-weight="normal" officeooo:rsid="000f9ba1" style:font-weight-asian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0af37c" style:font-style-asian="normal" style:font-style-complex="normal"/>
    </style:style>
    <style:style style:name="T22" style:family="text">
      <style:text-properties fo:font-style="normal" officeooo:rsid="000c9b0d" style:font-style-asian="normal" style:font-style-complex="normal"/>
    </style:style>
    <style:style style:name="T23" style:family="text">
      <style:text-properties fo:font-style="normal" officeooo:rsid="000f9ba1" style:font-style-asian="normal" style:font-style-complex="normal"/>
    </style:style>
    <style:style style:name="T24" style:family="text">
      <style:text-properties fo:font-style="normal" officeooo:rsid="001af635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af37c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f9ba1" style:font-style-asian="normal" style:font-weight-asian="normal" style:font-style-complex="normal" style:font-weight-complex="normal"/>
    </style:style>
    <style:style style:name="T28" style:family="text">
      <style:text-properties officeooo:rsid="000af37c"/>
    </style:style>
    <style:style style:name="T29" style:family="text">
      <style:text-properties fo:color="#000000" fo:font-style="normal" fo:font-weight="normal" officeooo:rsid="000f9ba1" style:font-style-asian="normal" style:font-weight-asian="normal" style:font-style-complex="normal" style:font-weight-complex="normal"/>
    </style:style>
    <style:style style:name="T30" style:family="text">
      <style:text-properties fo:color="#000000" style:font-name="Times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Times" fo:font-size="12pt" fo:font-style="normal" fo:font-weight="normal" officeooo:rsid="001af635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style:font-name="Times" fo:font-size="12pt" fo:font-style="normal" fo:font-weight="normal" officeooo:rsid="001bef98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elatório sobre o Merge Sort</text:p>
      <text:p text:style-name="P1"/>
      <text:p text:style-name="P1">Autor: Heitor Tonel Ventura (2086883)</text:p>
      <text:p text:style-name="P1">Data: 23/05/2019</text:p>
      <text:p text:style-name="P1"><text:span text:style-name="T1"/></text:p>
      <text:p text:style-name="P1"><text:span text:style-name="T1">Introdução</text:span></text:p>
      <text:p text:style-name="P23"/>
      <text:p text:style-name="P2"><text:tab/>Para a realização do trabalho 2, foi necessário pesquisar e estudar o algoritmo de ordenação MergeSort para conseguir implementá-lo e entendê-lo. <text:span text:style-name="T2">Neste relatório há uma explicação com base no pesquisado de como funciona esse método de ordenação de listas.</text:span></text:p>
      <text:p text:style-name="P14"/>
      <text:p text:style-name="P15">O <text:span text:style-name="T3">Merge</text:span><text:span text:style-name="T6">s</text:span><text:span text:style-name="T3">ort</text:span></text:p>
      <text:p text:style-name="P15"/>
      <text:p text:style-name="P6">Informações Básicas</text:p>
      <text:p text:style-name="P6"/>
      <text:p text:style-name="P3"><text:tab/>O <text:span text:style-name="T3">mergesort </text:span>é um método de ordenação do tipo <text:span text:style-name="T3">divide and conquer</text:span>, em que o vetor é dividido em partes e ordenado separadamente, após isso, ele é novamente únido. Existem implementações desse algoritmo de maneira recursiva e iterativa, sendo a primeira a mais popular.</text:p>
      <text:p text:style-name="P3"/>
      <text:p text:style-name="P7">Vantagens</text:p>
      <text:p text:style-name="P7"/>
      <text:p text:style-name="P7"><text:tab/><text:span text:style-name="T16">As principais vantagens são: o algoritmo é naturalmente estável; é normalmente mais veloz comparado com algoritmos mais simples como o </text:span><text:span text:style-name="T7">insertion sort; </text:span><text:span text:style-name="T25">permite fácil implementação multithread por ser um método </text:span><text:span text:style-name="T7">divide and conquer;</text:span><text:span text:style-name="T25"> pior caso </text:span><text:span text:style-name="T26">excelente</text:span><text:span text:style-name="T25"> com algoritmos velozes como o </text:span><text:span text:style-name="T7">quicksort; </text:span><text:span text:style-name="T25">combina bem com listas encadeadas.</text:span></text:p>
      <text:p text:style-name="P7"><text:span text:style-name="T7"/></text:p>
      <text:p text:style-name="P7">Desvantagens</text:p>
      <text:p text:style-name="P7"/>
      <text:p text:style-name="P7"><text:span text:style-name="T7"><text:tab/></text:span><text:span text:style-name="T25">As principais desvantagens são: </text:span><text:span text:style-name="T26">o custo de memória adicional par a armazenar vetores auxiliares é grande</text:span><text:span text:style-name="T8">,</text:span><text:span text:style-name="T26"> comparado com o </text:span><text:span text:style-name="T8">quicksort</text:span><text:span text:style-name="T26"> que consegue realizar tudo </text:span><text:span text:style-name="T8">in-place</text:span><text:span text:style-name="T26">; tende a ser menos veloz que o </text:span><text:span text:style-name="T8">quicksort </text:span><text:span text:style-name="T26">em média, mesmo com seu pior caso excepcional; no geral, não combina tão bem com listas sequnciais quanto o </text:span><text:span text:style-name="T8">quicksort.</text:span></text:p>
      <text:p text:style-name="P3"/>
      <text:p text:style-name="P8">Quicksort e Mergesort</text:p>
      <text:p text:style-name="P3"/>
      <text:p text:style-name="P4"><text:span text:style-name="T10"><text:tab/>Tanto o </text:span><text:span text:style-name="T4">quicksort</text:span><text:span text:style-name="T10"> quanto o </text:span><text:span text:style-name="T4">mergesort</text:span><text:span text:style-name="T10"> são </text:span>recursiv<text:span text:style-name="T28">os</text:span> naturalmente, <text:span text:style-name="T28">e portanto</text:span> pode<text:span text:style-name="T28">m</text:span> ter problemas de stack overflow, onde a pilha recursiva fica tão grande até o ponto de não conseguir ser armazenada, gerando o erro, mas isso só ocorrerá em <text:span text:style-name="T28">uma quantidade de dados extrema</text:span>, já que a quantidade de divisões recursivas varia numa função logarítimica (aproximadamente 33 divisões para uma lista com 10 bilhões de elementos).</text:p>
      <text:p text:style-name="P4"><text:tab/>O mergesort <text:span text:style-name="T28">é significativamente superior </text:span>quando o objetivo é ordenar listas encadeadas, pois neste caso, o algoritmo consegue ser feito sem necessidade de vetores auxiliares.</text:p>
      <text:p text:style-name="P4"><text:soft-page-break/><text:tab/><text:span text:style-name="T28">No geral, a escolha entre o </text:span><text:span text:style-name="T5">quicksort </text:span><text:span text:style-name="T28">e o </text:span><text:span text:style-name="T5">mergesort </text:span><text:span text:style-name="T21">tende ao lado do primeiro com modificações para evitar seu pior caso quadrático, a não ser que o objetivo seja ordenar listas encadeadas, onde o segundo consegue ser melhor </text:span><text:span text:style-name="T22">caso</text:span><text:span text:style-name="T21"> a opção for de ordenação for implementada </text:span><text:span text:style-name="T22">diretamente</text:span><text:span text:style-name="T21">.</text:span></text:p>
      <text:p text:style-name="P4"><text:span text:style-name="T21"/></text:p>
      <text:p text:style-name="P17"><text:span text:style-name="T20">Como funciona o</text:span><text:span text:style-name="T21"> </text:span><text:span text:style-name="T20">algoritmo</text:span></text:p>
      <text:p text:style-name="P7"><text:span text:style-name="T16"/></text:p>
      <text:p text:style-name="P9">Algoritmo de Merge 2-way (A base do mergesort tradicional)<text:span text:style-name="T16"> </text:span></text:p>
      <text:p text:style-name="P9"><text:span text:style-name="T16"/></text:p>
      <text:p text:style-name="P9"><text:span text:style-name="T16">Objetivo: Dado dois vetores ordenados, unir eles de maneira que o resultado fique ordenado.</text:span></text:p>
      <text:p text:style-name="P9"><text:span text:style-name="T16"/></text:p>
      <text:p text:style-name="P9"><text:span text:style-name="T16">Procedimento 1: Comparar o elemento i do vetor 1 com o elemento j do vetor 2; o vencedor terá seu contador aumentado e seu valor adicionado à lista final. Isso será realizado até que um dos vetores chegue ao fim.</text:span></text:p>
      <text:p text:style-name="P9"><text:span text:style-name="T16"/></text:p>
      <text:p text:style-name="P9"><text:span text:style-name="T16">Procedimento 2: Verificar se alguma das listas ainda possui elementos. Caso positivo, adicioná-los ao fim da lista final.</text:span></text:p>
      <text:p text:style-name="P9"><text:span text:style-name="T16"/></text:p>
      <text:p text:style-name="P9"><text:span text:style-name="T16">Exemplo: merge 2-way de [1, 6] e [3, 7]</text:span></text:p>
      <text:p text:style-name="P9"><text:span text:style-name="T16"><text:tab/>1) Compara 1 e 3 -&gt; 1 ganha -&gt; lista final = [1]</text:span></text:p>
      <text:p text:style-name="P9"><text:span text:style-name="T16"><text:tab/>2) Compara 6 e 3 -&gt; 3 ganha -&gt; lista final = [1, 3]</text:span></text:p>
      <text:p text:style-name="P9"><text:span text:style-name="T16"><text:tab/>3) Compara 6 e 7 -&gt; 6 ganha -&gt; lista final = [1, 3, 6] -&gt; fim da primeira lista</text:span></text:p>
      <text:p text:style-name="P9"><text:span text:style-name="T16"><text:tab/>4) Checar se a primeira lista ainda tem elementos -&gt; não tem</text:span></text:p>
      <text:p text:style-name="P9"><text:span text:style-name="T16"><text:tab/>5) Checar se segunda lista ainda tem elementos -&gt; tem (7) -&gt; adicioná-los → lista final = [1, 3, 6, 7]</text:span></text:p>
      <text:p text:style-name="P9"><text:span text:style-name="T16"><text:tab/>6) Fim do algoritmo</text:span></text:p>
      <text:p text:style-name="P9"><text:span text:style-name="T16"/></text:p>
      <text:p text:style-name="P9">Funcionamento do <text:span text:style-name="T3">mergesort</text:span></text:p>
      <text:p text:style-name="P9"/>
      <text:p text:style-name="P9"><text:span text:style-name="T16">Objetivo: Dado uma lista, dividi-la recursivamente e reconstrui-la a partir de múltiplas aplicações do algoritmo de merge.</text:span></text:p>
      <text:p text:style-name="P9"><text:span text:style-name="T16"/></text:p>
      <text:p text:style-name="P9"><text:span text:style-name="T16">Exemplo com a lista sequencial V = [5, 9, 3, 1, 3, 7, 8, 4], n = 8</text:span></text:p>
      <text:p text:style-name="P9"><text:span text:style-name="T16"/></text:p>
      <text:p text:style-name="P9"><text:span text:style-name="T16">Procedimento 1 - Dividir Recursivamente:</text:span></text:p>
      <text:p text:style-name="P9"><text:span text:style-name="T16"><text:s text:c="2"/>- Achar o meio e dividir em dois subvetores</text:span></text:p>
      <text:p text:style-name="P9"><text:span text:style-name="T16"><text:s text:c="2"/>- Isso será realizado até que se atinja um subvetor ordenado, ou seja, se só houver um elemento dentro dele.</text:span></text:p>
      <text:p text:style-name="P9"><text:span text:style-name="T16"/></text:p>
      <text:p text:style-name="P9"><text:span text:style-name="T16">log2 n = 3, ou seja, três divisões;</text:span></text:p>
      <text:p text:style-name="P9"><text:span text:style-name="T16"/></text:p>
      <text:p text:style-name="P9"><text:span text:style-name="T16">-&gt; [5, 9, 3, 1, 3, 7, 8, 4] - inicial</text:span></text:p>
      <text:p text:style-name="P9"><text:span text:style-name="T16">-&gt; [5, 9, 3, 1][3, 7, 8, 4] - camada 1</text:span></text:p>
      <text:p text:style-name="P9"><text:span text:style-name="T16">-&gt; [5, 9][3, 1][3, 7][8, 4] - camada 2</text:span></text:p>
      <text:p text:style-name="P9"><text:span text:style-name="T16">-&gt; [5][9][3][1][3][7][8][4] - camada 3</text:span></text:p>
      <text:p text:style-name="P9"><text:span text:style-name="T16"/></text:p>
      <text:p text:style-name="P9"><text:soft-page-break/><text:span text:style-name="T16">Procedimento 2 - Merging:</text:span></text:p>
      <text:p text:style-name="P9"><text:span text:style-name="T16"><text:tab/>- Aplicar o algoritmo de merge 2-way em cada </text:span><text:span text:style-name="T17">cadeia</text:span><text:span text:style-name="T16"> recursiva;</text:span></text:p>
      <text:p text:style-name="P9"><text:span text:style-name="T16"><text:tab/>- </text:span><text:span text:style-name="T17">A escolha de ir da esquerda para a direita é arbitrária, normalmente o algoritmo é executado da direita para a esquerda;</text:span></text:p>
      <text:p text:style-name="P9"><text:span text:style-name="T16"/></text:p>
      <text:p text:style-name="P9"><text:span text:style-name="T16">-&gt; [5][9][3][1][3][7][8][4] - camada 3</text:span></text:p>
      <text:p text:style-name="P10"><text:span text:style-name="T16"><text:tab/>-&gt; [5, 9][3][1][3][7][8][4]</text:span></text:p>
      <text:p text:style-name="P10"><text:span text:style-name="T16"><text:tab/>-&gt; [5, 9][</text:span><text:span text:style-name="T17">1</text:span><text:span text:style-name="T16">, </text:span><text:span text:style-name="T17">3</text:span><text:span text:style-name="T16">][3][7][8][4]</text:span></text:p>
      <text:p text:style-name="P10"><text:span text:style-name="T16"><text:tab/>-&gt; [5, 9][</text:span><text:span text:style-name="T17">1</text:span><text:span text:style-name="T16">, </text:span><text:span text:style-name="T17">3</text:span><text:span text:style-name="T16">][3, 7][8][4]</text:span></text:p>
      <text:p text:style-name="P10"><text:span text:style-name="T16"><text:tab/>-&gt; [5, 9][</text:span><text:span text:style-name="T17">1</text:span><text:span text:style-name="T16">, </text:span><text:span text:style-name="T17">3</text:span><text:span text:style-name="T16">][3, 7][</text:span><text:span text:style-name="T17">4, 8</text:span><text:span text:style-name="T16">]</text:span></text:p>
      <text:p text:style-name="P9"><text:span text:style-name="T16">-&gt; [5, 9][1, 3][3, 7][4, 8] - camada 2</text:span></text:p>
      <text:p text:style-name="P10"><text:span text:style-name="T16"><text:tab/>-&gt; [</text:span><text:span text:style-name="T17">1</text:span><text:span text:style-name="T16">, </text:span><text:span text:style-name="T17">3, 5</text:span><text:span text:style-name="T16">, </text:span><text:span text:style-name="T17">9][</text:span><text:span text:style-name="T16">3, 7</text:span><text:span text:style-name="T17">][</text:span><text:span text:style-name="T16">4, 8] </text:span></text:p>
      <text:p text:style-name="P10"><text:span text:style-name="T16"><text:tab/>-&gt; [1, 3, 5, 9][3, 4, 7, 8]</text:span></text:p>
      <text:p text:style-name="P9"><text:span text:style-name="T16">-&gt; [1, 3, 5, 9][3, 4, 7, 8] - camada 1</text:span></text:p>
      <text:p text:style-name="P10"><text:span text:style-name="T16"><text:tab/>-&gt; [1, 3, 3, 4, 5, 7, 8, 9]</text:span></text:p>
      <text:p text:style-name="P9"><text:span text:style-name="T16">-&gt; [1, 3, 3, 4, 5, 7, 8, 9] - camada inicial</text:span></text:p>
      <text:p text:style-name="P9"><text:span text:style-name="T16"/></text:p>
      <text:p text:style-name="P11"><text:span text:style-name="T16">Resumo Final da execução:</text:span></text:p>
      <text:p text:style-name="P9"><text:span text:style-name="T16"/></text:p>
      <text:p text:style-name="P9"><text:span text:style-name="T16">-&gt; ([5] merge [9]) ([3] merge [1]) ([3] merge [7]) ([8] merge [4]) - camada 3</text:span></text:p>
      <text:p text:style-name="P9"><text:span text:style-name="T16">-&gt; <text:s text:c="4"/>([5, 9] <text:s/>merge <text:s/>[1, 3]) <text:s text:c="9"/>([3, 7] <text:s/>merge <text:s/>[4, 8]) - camada 2</text:span></text:p>
      <text:p text:style-name="P9"><text:span text:style-name="T16">-&gt; <text:s text:c="16"/>[1, 3, 5, 9] merge [3, 4, 7, 8] - camada 1</text:span></text:p>
      <text:p text:style-name="P9"><text:span text:style-name="T16">-&gt; <text:s text:c="20"/>[1, 3, 3, 4, 5, 7, 8, 9] - camada inicial</text:span></text:p>
      <text:p text:style-name="P9"><text:span text:style-name="T16"/></text:p>
      <text:p text:style-name="P9"><text:span text:style-name="T16">Retorno: [1, 3, 3, 4, 5, 7, 8, 9]</text:span></text:p>
      <text:p text:style-name="P9"><text:span text:style-name="T16"/></text:p>
      <text:p text:style-name="P18">Conclusão</text:p>
      <text:p text:style-name="P18"/>
      <text:p text:style-name="P12"><text:tab/><text:span text:style-name="T19">O</text:span><text:span text:style-name="T18"> </text:span><text:span text:style-name="T9">mergesort</text:span><text:span text:style-name="T19"> é um excelente algoritmo de ordenação, com estabilidade de resultados e eficiência estável naturalmente. </text:span><text:span text:style-name="T27">Tem uma implementação simples e permite facilmente o uso de multithreading, tornando-se relativamente escalável. </text:span><text:span text:style-name="T19">Possui algumas falhas críticas que o tornam inferior ao </text:span><text:span text:style-name="T9">quicksort </text:span><text:span text:style-name="T27">na maioria dos casos, mas tem seu espaço como algoritmo principal para ordenação direta de listas encadeadas. Infere-se que o </text:span><text:span text:style-name="T9">mergesort </text:span><text:span text:style-name="T27">possui utilidade tanto acadêmica e educacional quanto prática, e portanto é de importante estudo.</text:span></text:p>
      <text:p text:style-name="P16"><text:span text:style-name="T27"/></text:p>
      <text:p text:style-name="P19"><text:span text:style-name="T23">R</text:span><text:span text:style-name="T20">eferências</text:span></text:p>
      <text:p text:style-name="P13"><text:span text:style-name="T20"/></text:p>
      <text:p text:style-name="P5"><text:span text:style-name="T20"><text:tab/></text:span><text:span text:style-name="T24">Em geral,</text:span><text:span text:style-name="T20"> o ambiente principal de pesquisa foram artigos na internet e fóruns de discussão sobre programação e desenvolvimento. </text:span><text:span text:style-name="T24">Abaixo, alguns links relevantes que deram auxílio na produção deste relatório.</text:span></text:p>
      <text:p text:style-name="P5"><text:span text:style-name="T24"/></text:p>
      <text:p text:style-name="P20"><text:span text:style-name="T12">Informações básicas: </text:span><text:a xlink:type="simple" xlink:href="https://pt.wikipedia.org/wiki/Merge_sort" text:style-name="Internet_20_link" text:visited-style-name="Visited_20_Internet_20_Link"><text:span text:style-name="T15">https://pt.wikipedia.org/wiki/Merge_sort</text:span></text:a></text:p>
      <text:p text:style-name="P21"><text:span text:style-name="T12">Implementações e visualização: </text:span><text:a xlink:type="simple" xlink:href="https://www.geeksforgeeks.org/merge-sort/" text:style-name="Internet_20_link" text:visited-style-name="Visited_20_Internet_20_Link"><text:span text:style-name="T11">https://www.geeksforgeeks.org/merge-sort/</text:span></text:a><text:span text:style-name="T11"> </text:span></text:p>
      <text:p text:style-name="P21"><text:span text:style-name="T13">Explicação mais detalhada: </text:span><text:a xlink:type="simple" xlink:href="https://pt.khanacademy.org/computing/computer-science/algorithms/merge-sort/a/overview-of-merge-sort" text:style-name="Internet_20_link" text:visited-style-name="Visited_20_Internet_20_Link"><text:span text:style-name="T13">https://pt.khanacademy.org/computing/computer-science/algorithms/merge-sort/a/overview-of-merge-sort</text:span></text:a></text:p>
      <text:p text:style-name="P20"><text:soft-page-break/><text:span text:style-name="T12">Merge sort para listas encadeadas: </text:span><text:a xlink:type="simple" xlink:href="https://www.geeksforgeeks.org/merge-sort-for-linked-list/" text:style-name="Internet_20_link" text:visited-style-name="Visited_20_Internet_20_Link"><text:span text:style-name="T11">https://www.geeksforgeeks.org/merge-sort-for-linked-list/</text:span></text:a></text:p>
      <text:p text:style-name="P22"><text:span text:style-name="T11">Compreensão do algoritmo de merge: </text:span><text:a xlink:type="simple" xlink:href="https://www.youtube.com/watch?v=mB5HXBb_HY8" text:style-name="Internet_20_link" text:visited-style-name="Visited_20_Internet_20_Link"><text:span text:style-name="T11">https://www.youtube.com/watch?v=mB5HXBb_HY8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" svg:font-family="Times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1772in" fo:margin-bottom="1.172in" fo:margin-left="0.9898in" fo:margin-right="0.980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03:58:11.838266070</meta:creation-date>
    <dc:date>2019-05-23T05:32:37.325633778</dc:date>
    <meta:editing-duration>PT23M5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4" meta:paragraph-count="68" meta:word-count="953" meta:character-count="5816" meta:non-whitespace-character-count="4847"/>
  </office:meta>
</office:document-meta>
</file>